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81cm" fo:min-width="2.14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10.4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solid" draw:fill-color="#b2b2b2" draw:textarea-horizontal-align="justify" draw:textarea-vertical-align="middle" draw:auto-grow-height="false" draw:fit-to-size="false" style:shrink-to-fit="false" fo:min-height="1.889cm" fo:min-width="0.80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15.2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solid" draw:fill-color="#b2b2b2" draw:textarea-horizontal-align="justify" draw:textarea-vertical-align="middle" draw:auto-grow-height="false" draw:fit-to-size="false" style:shrink-to-fit="false" fo:min-height="1.889cm" fo:min-width="0.80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4cm" fo:min-width="2.774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4cm" fo:min-width="1.865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82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82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1.234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823cm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solid" draw:fill-color="#b2b2b2" draw:textarea-horizontal-align="justify" draw:textarea-vertical-align="middle" draw:auto-grow-height="false" draw:fit-to-size="false" style:shrink-to-fit="false" fo:min-height="1.889cm" fo:min-width="0.80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32cm" fo:min-width="1.142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4cm" fo:min-width="0.98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82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823cm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solid" draw:fill-color="#b2b2b2" draw:textarea-horizontal-align="justify" draw:textarea-vertical-align="middle" draw:auto-grow-height="false" draw:fit-to-size="false" style:shrink-to-fit="false" fo:min-height="1.889cm" fo:min-width="0.80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823cm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solid" draw:fill-color="#b2b2b2" draw:textarea-horizontal-align="justify" draw:textarea-vertical-align="middle" draw:auto-grow-height="false" draw:fit-to-size="false" style:shrink-to-fit="false" fo:min-height="1.889cm" fo:min-width="0.80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823cm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solid" draw:fill-color="#b2b2b2" draw:textarea-horizontal-align="justify" draw:textarea-vertical-align="middle" draw:auto-grow-height="false" draw:fit-to-size="false" style:shrink-to-fit="false" fo:min-height="1.888cm" fo:min-width="0.80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82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1.645cm"/>
      <style:paragraph-properties style:writing-mode="lr-tb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4cm" fo:min-width="5.361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4cm" fo:min-width="5.358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4cm" fo:min-width="3.363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4cm" fo:min-width="3.362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32cm" fo:min-width="1.142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4cm" fo:min-width="0.98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solid" draw:fill-color="#b2b2b2" draw:textarea-horizontal-align="justify" draw:textarea-vertical-align="middle" draw:auto-grow-height="false" draw:fit-to-size="false" style:shrink-to-fit="false" fo:min-height="1.887cm" fo:min-width="0.80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1.323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1.645cm"/>
      <style:paragraph-properties style:writing-mode="lr-tb"/>
    </style:style>
    <style:style style:name="gr39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3cm" fo:min-width="12.552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4cm" fo:min-width="12.735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solid" draw:fill-color="#b2b2b2" draw:textarea-horizontal-align="justify" draw:textarea-vertical-align="middle" draw:auto-grow-height="false" draw:fit-to-size="false" style:shrink-to-fit="false" fo:min-height="1.886cm" fo:min-width="0.80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823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2.056cm"/>
      <style:paragraph-properties style:writing-mode="lr-tb"/>
    </style:style>
    <style:style style:name="gr45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3cm" fo:min-width="1.845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4cm" fo:min-width="1.897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solid" draw:fill-color="#b2b2b2" draw:textarea-horizontal-align="justify" draw:textarea-vertical-align="middle" draw:auto-grow-height="false" draw:fit-to-size="false" style:shrink-to-fit="false" fo:min-height="1.886cm" fo:min-width="0.80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1.234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1.645cm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823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823cm"/>
      <style:paragraph-properties style:writing-mode="lr-tb"/>
    </style:style>
    <style:style style:name="gr54" style:family="graphic" style:parent-style-name="standard" style:list-style-name="L1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solid" draw:fill-color="#b2b2b2" draw:textarea-horizontal-align="justify" draw:textarea-vertical-align="middle" draw:auto-grow-height="false" draw:fit-to-size="false" style:shrink-to-fit="false" fo:min-height="1.886cm" fo:min-width="0.80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4cm" fo:min-width="0.905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1.645cm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solid" draw:fill-color="#b2b2b2" draw:textarea-horizontal-align="justify" draw:textarea-vertical-align="middle" draw:auto-grow-height="false" draw:fit-to-size="false" style:shrink-to-fit="false" fo:min-height="1.886cm" fo:min-width="0.80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4cm" fo:min-width="2.437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38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4cm" fo:min-width="1.376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0.823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1.234cm"/>
      <style:paragraph-properties style:writing-mode="lr-tb"/>
    </style:style>
    <style:style style:name="gr64" style:family="graphic" style:parent-style-name="standard" style:list-style-name="L1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solid" draw:fill-color="#b2b2b2" draw:textarea-horizontal-align="justify" draw:textarea-vertical-align="middle" draw:auto-grow-height="false" draw:fit-to-size="false" style:shrink-to-fit="false" fo:min-height="1.886cm" fo:min-width="0.80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3cm" fo:min-width="2.105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3cm" fo:min-width="2.105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4cm" fo:min-width="0.905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4cm" fo:min-width="0.905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solid" draw:fill-color="#b2b2b2" draw:textarea-horizontal-align="justify" draw:textarea-vertical-align="middle" draw:auto-grow-height="false" draw:fit-to-size="false" style:shrink-to-fit="false" fo:min-height="1.886cm" fo:min-width="0.80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3cm" fo:min-width="7.916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24cm" fo:min-width="8.151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.5pt" style:font-size-asian="10.5pt" style:font-size-complex="10.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name="Start-End 1" draw:style-name="gr1" draw:text-style-name="P2" draw:layer="layout" svg:width="2.931cm" svg:height="1.035cm" svg:x="12.25cm" svg:y="1.25cm">
          <text:p text:style-name="P1"><text:span text:style-name="T1">Inicio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" draw:style-name="gr2" draw:text-style-name="P2" draw:layer="layout" svg:width="10.95cm" svg:height="2cm" svg:x="8.239cm" svg:y="4.35cm">
          <text:p text:style-name="P1"><text:span text:style-name="T1">Menú Princip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curved-left-arrow 1" draw:style-name="gr3" draw:text-style-name="P3" draw:layer="layout" svg:width="1.302cm" svg:height="2.138cm" draw:transform="rotate (0.494975375865592) translate (18.439cm 3.968cm)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range-y-maximum="?f2" draw:handle-position="?f32 ?f24" draw:handle-range-y-minimum="0"/>
            <draw:handle draw:handle-range-y-maximum="?f1" draw:handle-position="?f42 ?f28" draw:handle-range-y-minimum="0"/>
            <draw:handle draw:handle-position="?f32 ?f43" draw:handle-range-x-maximum="?f15" draw:handle-range-x-minimum="0"/>
          </draw:enhanced-geometry>
        </draw:custom-shape>
        <draw:frame draw:style-name="gr4" draw:text-style-name="P5" draw:layer="layout" svg:width="2.75cm" svg:height="1.073cm" svg:x="20.189cm" svg:y="4.027cm">
          <draw:text-box>
            <text:p text:style-name="P4"><text:span text:style-name="T2">Botón abajo/ arriba</text:span></text:p>
          </draw:text-box>
        </draw:frame>
        <draw:custom-shape draw:name="Process 2" draw:style-name="gr5" draw:text-style-name="P2" draw:layer="layout" svg:width="15.75cm" svg:height="2cm" svg:x="16.739cm" svg:y="8.4cm">
          <text:p text:style-name="P1"><text:span text:style-name="T1">Ajus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curved-left-arrow 2" draw:style-name="gr6" draw:text-style-name="P3" draw:layer="layout" svg:width="1.302cm" svg:height="2.138cm" draw:transform="rotate (0.494975375865592) translate (31.739cm 7.869cm)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range-y-maximum="?f2" draw:handle-position="?f32 ?f24" draw:handle-range-y-minimum="0"/>
            <draw:handle draw:handle-range-y-maximum="?f1" draw:handle-position="?f42 ?f28" draw:handle-range-y-minimum="0"/>
            <draw:handle draw:handle-position="?f32 ?f43" draw:handle-range-x-maximum="?f15" draw:handle-range-x-minimum="0"/>
          </draw:enhanced-geometry>
        </draw:custom-shape>
        <draw:frame draw:style-name="gr4" draw:text-style-name="P5" draw:layer="layout" svg:width="2.75cm" svg:height="1.073cm" svg:x="33.489cm" svg:y="7.928cm">
          <draw:text-box>
            <text:p><text:span text:style-name="T2">Botón abajo/ arriba</text:span></text:p>
          </draw:text-box>
        </draw:frame>
        <draw:custom-shape draw:name="right-arrow 1" draw:style-name="gr7" draw:text-style-name="P6" draw:layer="layout" svg:width="3.409cm" svg:height="0.678cm" draw:transform="rotate (-0.787318025574642) translate (19.669cm 5.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ight-arrow 2" draw:style-name="gr8" draw:text-style-name="P6" draw:layer="layout" svg:width="2.5cm" svg:height="0.678cm" draw:transform="rotate (2.36701553155471) translate (20.465cm 8.5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frame draw:style-name="gr9" draw:text-style-name="P7" draw:layer="layout" svg:width="3.5cm" svg:height="1.073cm" svg:x="20.439cm" svg:y="5.777cm">
          <draw:text-box>
            <text:p text:style-name="P4"><text:span text:style-name="T2">- Enter</text:span></text:p>
            <text:p text:style-name="P4"><text:span text:style-name="T2">- Cursor Ajustes</text:span></text:p>
          </draw:text-box>
        </draw:frame>
        <draw:frame draw:style-name="gr10" draw:text-style-name="P7" draw:layer="layout" svg:width="3.5cm" svg:height="1.073cm" svg:x="17.489cm" svg:y="7.15cm">
          <draw:text-box>
            <text:p text:style-name="P4"><text:span text:style-name="T2">- Enter</text:span></text:p>
            <text:p text:style-name="P4"><text:span text:style-name="T2">- Cursor atras</text:span></text:p>
          </draw:text-box>
        </draw:frame>
        <draw:frame draw:style-name="gr11" draw:text-style-name="P7" draw:layer="layout" svg:width="4.769cm" svg:height="1.484cm" draw:transform="rotate (0.0204203522483337) translate (34.041cm 14.347cm)">
          <draw:text-box>
            <text:p text:style-name="P4"><text:span text:style-name="T2">- Enter</text:span></text:p>
            <text:p text:style-name="P4"><text:span text:style-name="T2">- Cursor en Config. Hélice</text:span></text:p>
            <text:p text:style-name="P4"><text:span text:style-name="T2">- E.A Ajustes</text:span></text:p>
          </draw:text-box>
        </draw:frame>
        <draw:frame draw:style-name="gr12" draw:text-style-name="P7" draw:layer="layout" svg:width="2.75cm" svg:height="1.073cm" draw:transform="rotate (0.0232128790515246) translate (29.839cm 15.564cm)">
          <draw:text-box>
            <text:p text:style-name="P4"><text:span text:style-name="T2">- Enter</text:span></text:p>
            <text:p text:style-name="P4"><text:span text:style-name="T2">- Cursor atras</text:span></text:p>
          </draw:text-box>
        </draw:frame>
        <draw:custom-shape draw:name="Process 4" draw:style-name="gr13" draw:text-style-name="P2" draw:layer="layout" svg:width="3cm" svg:height="2cm" svg:x="31.689cm" svg:y="17.177cm">
          <text:p text:style-name="P1"><text:span text:style-name="T1">Config. Héli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curved-left-arrow 3" draw:style-name="gr14" draw:text-style-name="P3" draw:layer="layout" svg:width="1.302cm" svg:height="2.138cm" draw:transform="rotate (0.494975375865592) translate (34.439cm 16.795cm)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range-y-maximum="?f2" draw:handle-position="?f32 ?f24" draw:handle-range-y-minimum="0"/>
            <draw:handle draw:handle-range-y-maximum="?f1" draw:handle-position="?f42 ?f28" draw:handle-range-y-minimum="0"/>
            <draw:handle draw:handle-position="?f32 ?f43" draw:handle-range-x-maximum="?f15" draw:handle-range-x-minimum="0"/>
          </draw:enhanced-geometry>
        </draw:custom-shape>
        <draw:frame draw:style-name="gr4" draw:text-style-name="P5" draw:layer="layout" svg:width="2.75cm" svg:height="1.073cm" svg:x="36.189cm" svg:y="16.854cm">
          <draw:text-box>
            <text:p><text:span text:style-name="T2">Botón abajo/ arriba</text:span></text:p>
          </draw:text-box>
        </draw:frame>
        <draw:custom-shape draw:name="right-arrow 6" draw:style-name="gr15" draw:text-style-name="P6" draw:layer="layout" svg:width="1.782cm" svg:height="0.696cm" draw:transform="rotate (-0.787318025574642) translate (35.182cm 18.67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ight-arrow 7" draw:style-name="gr16" draw:text-style-name="P6" draw:layer="layout" svg:width="1.615cm" svg:height="0.678cm" draw:transform="rotate (2.36701553155471) translate (35.093cm 20.9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frame draw:style-name="gr17" draw:text-style-name="P7" draw:layer="layout" svg:width="4.769cm" svg:height="1.073cm" svg:x="36.181cm" svg:y="18.04cm">
          <draw:text-box>
            <text:p text:style-name="P4"><text:span text:style-name="T2">- Enter</text:span></text:p>
            <text:p text:style-name="P4"><text:span text:style-name="T2">- Cursor en A</text:span></text:p>
          </draw:text-box>
        </draw:frame>
        <draw:frame draw:style-name="gr18" draw:text-style-name="P7" draw:layer="layout" svg:width="1.75cm" svg:height="1.073cm" svg:x="33.339cm" svg:y="20.25cm">
          <draw:text-box>
            <text:p text:style-name="P4"><text:span text:style-name="T2">- Enter</text:span></text:p>
            <text:p text:style-name="P4"><text:span text:style-name="T2"/></text:p>
          </draw:text-box>
        </draw:frame>
        <draw:custom-shape draw:name="Process 3" draw:style-name="gr19" draw:text-style-name="P2" draw:layer="layout" svg:width="3cm" svg:height="2cm" svg:x="35.689cm" svg:y="20.44cm">
          <text:p text:style-name="P1"><text:span text:style-name="T1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curved-left-arrow 4" draw:style-name="gr20" draw:text-style-name="P3" draw:layer="layout" svg:width="1.302cm" svg:height="2.138cm" draw:transform="rotate (0.494975375865592) translate (37.839cm 20.158cm)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range-y-maximum="?f2" draw:handle-position="?f32 ?f24" draw:handle-range-y-minimum="0"/>
            <draw:handle draw:handle-range-y-maximum="?f1" draw:handle-position="?f42 ?f28" draw:handle-range-y-minimum="0"/>
            <draw:handle draw:handle-position="?f32 ?f43" draw:handle-range-x-maximum="?f15" draw:handle-range-x-minimum="0"/>
          </draw:enhanced-geometry>
        </draw:custom-shape>
        <draw:frame draw:style-name="gr4" draw:text-style-name="P5" draw:layer="layout" svg:width="2.75cm" svg:height="1.073cm" svg:x="38.6cm" svg:y="18.35cm">
          <draw:text-box>
            <text:p><text:span text:style-name="T2">Botón abajo/ arriba</text:span></text:p>
          </draw:text-box>
        </draw:frame>
        <draw:frame draw:style-name="gr21" draw:text-style-name="P7" draw:layer="layout" svg:width="1.75cm" svg:height="1.073cm" svg:x="29.339cm" svg:y="18.5cm">
          <draw:text-box>
            <text:p text:style-name="P4"><text:span text:style-name="T2">- Enter</text:span></text:p>
            <text:p text:style-name="P4"><text:span text:style-name="T2"/></text:p>
          </draw:text-box>
        </draw:frame>
        <draw:custom-shape draw:name="Process 5" draw:style-name="gr22" draw:text-style-name="P2" draw:layer="layout" svg:width="3cm" svg:height="2cm" svg:x="27.589cm" svg:y="20.427cm">
          <text:p text:style-name="P1"><text:span text:style-name="T1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curved-left-arrow 5" draw:style-name="gr23" draw:text-style-name="P3" draw:layer="layout" svg:width="1.302cm" svg:height="2.134cm" draw:transform="rotate (0.494975375865592) translate (26.089cm 19.745cm)">
          <text:p/>
          <draw:enhanced-geometry draw:mirror-horizontal="tru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range-y-maximum="?f2" draw:handle-position="?f32 ?f24" draw:handle-range-y-minimum="0"/>
            <draw:handle draw:handle-range-y-maximum="?f1" draw:handle-position="?f42 ?f28" draw:handle-range-y-minimum="0"/>
            <draw:handle draw:handle-position="?f32 ?f43" draw:handle-range-x-maximum="?f15" draw:handle-range-x-minimum="0"/>
          </draw:enhanced-geometry>
        </draw:custom-shape>
        <draw:frame draw:style-name="gr4" draw:text-style-name="P5" draw:layer="layout" svg:width="2.75cm" svg:height="1.073cm" svg:x="25.239cm" svg:y="21.427cm">
          <draw:text-box>
            <text:p><text:span text:style-name="T2">Botón abajo/ arriba</text:span></text:p>
          </draw:text-box>
        </draw:frame>
        <draw:frame draw:style-name="gr24" draw:text-style-name="P7" draw:layer="layout" svg:width="2.769cm" svg:height="1.073cm" svg:x="31.07cm" svg:y="20.25cm">
          <draw:text-box>
            <text:p text:style-name="P4"><text:span text:style-name="T2">- Enter</text:span></text:p>
            <text:p text:style-name="P4"><text:span text:style-name="T2">- Cursor en B</text:span></text:p>
          </draw:text-box>
        </draw:frame>
        <draw:custom-shape draw:name="Process 6" draw:style-name="gr25" draw:text-style-name="P2" draw:layer="layout" svg:width="3cm" svg:height="2cm" svg:x="26.549cm" svg:y="14.758cm">
          <text:p text:style-name="P1"><text:span text:style-name="T1">Config. Period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curved-left-arrow 6" draw:style-name="gr26" draw:text-style-name="P3" draw:layer="layout" svg:width="1.302cm" svg:height="2.134cm" draw:transform="rotate (0.494975375865592) translate (25.139cm 14.376cm)">
          <text:p/>
          <draw:enhanced-geometry draw:mirror-horizontal="tru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range-y-maximum="?f2" draw:handle-position="?f32 ?f24" draw:handle-range-y-minimum="0"/>
            <draw:handle draw:handle-range-y-maximum="?f1" draw:handle-position="?f42 ?f28" draw:handle-range-y-minimum="0"/>
            <draw:handle draw:handle-position="?f32 ?f43" draw:handle-range-x-maximum="?f15" draw:handle-range-x-minimum="0"/>
          </draw:enhanced-geometry>
        </draw:custom-shape>
        <draw:frame draw:style-name="gr4" draw:text-style-name="P5" draw:layer="layout" svg:width="2.75cm" svg:height="1.073cm" svg:x="25.239cm" svg:y="13.227cm">
          <draw:text-box>
            <text:p><text:span text:style-name="T2">Botón abajo/ arriba</text:span></text:p>
          </draw:text-box>
        </draw:frame>
        <draw:frame draw:style-name="gr27" draw:text-style-name="P7" draw:layer="layout" svg:width="2cm" svg:height="1.073cm" svg:x="26.239cm" svg:y="12.15cm">
          <draw:text-box>
            <text:p text:style-name="P4"><text:span text:style-name="T2">- Enter</text:span></text:p>
            <text:p text:style-name="P4"><text:span text:style-name="T2"/></text:p>
          </draw:text-box>
        </draw:frame>
        <draw:frame draw:style-name="gr28" draw:text-style-name="P7" draw:layer="layout" svg:width="3.09cm" svg:height="1.895cm" svg:x="28.989cm" svg:y="12.15cm">
          <draw:text-box>
            <text:p text:style-name="P4"><text:span text:style-name="T2">- Enter</text:span></text:p>
            <text:p text:style-name="P4"><text:span text:style-name="T2">- Cursor en Config. Periodo</text:span></text:p>
            <text:p text:style-name="P4"><text:span text:style-name="T3">- </text:span><text:span text:style-name="T2">E.A Ajustes</text:span></text:p>
          </draw:text-box>
        </draw:frame>
        <draw:custom-shape draw:name="right-arrow 4" draw:style-name="gr29" draw:text-style-name="P6" draw:layer="layout" svg:width="5.996cm" svg:height="0.678cm" draw:transform="rotate (-1.32592663274009) translate (32.969cm 10.54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ight-arrow 5" draw:style-name="gr30" draw:text-style-name="P6" draw:layer="layout" svg:width="5.993cm" svg:height="0.678cm" draw:transform="skewX (-0.0191986217719376) rotate (-1.8177604159521) translate (33.422cm 10.957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ight-arrow 10" draw:style-name="gr31" draw:text-style-name="P6" draw:layer="layout" svg:width="3.998cm" svg:height="0.678cm" draw:transform="rotate (-1.56206968053492) translate (29.27cm 10.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ight-arrow 11" draw:style-name="gr32" draw:text-style-name="P6" draw:layer="layout" svg:width="3.997cm" svg:height="0.678cm" draw:transform="skewX (-0.0162315620435473) rotate (-1.58161736815726) translate (28.27cm 10.502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ight-arrow 8" draw:style-name="gr33" draw:text-style-name="P6" draw:layer="layout" svg:width="1.782cm" svg:height="0.697cm" draw:transform="rotate (-0.787318025574642) translate (30.333cm 18.5cm)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ight-arrow 9" draw:style-name="gr34" draw:text-style-name="P6" draw:layer="layout" svg:width="1.615cm" svg:height="0.676cm" draw:transform="rotate (2.36701553155471) translate (31.864cm 20.763cm)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Process 7" draw:style-name="gr35" draw:text-style-name="P2" draw:layer="layout" svg:width="3cm" svg:height="2cm" svg:x="20.449cm" svg:y="24cm">
          <text:p text:style-name="P1"><text:span text:style-name="T1">Ref. Luga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curved-left-arrow 7" draw:style-name="gr36" draw:text-style-name="P3" draw:layer="layout" svg:width="1.302cm" svg:height="2.134cm" draw:transform="rotate (0.494975375865592) translate (19.039cm 23.618cm)">
          <text:p/>
          <draw:enhanced-geometry draw:mirror-horizontal="tru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range-y-maximum="?f2" draw:handle-position="?f32 ?f24" draw:handle-range-y-minimum="0"/>
            <draw:handle draw:handle-range-y-maximum="?f1" draw:handle-position="?f42 ?f28" draw:handle-range-y-minimum="0"/>
            <draw:handle draw:handle-position="?f32 ?f43" draw:handle-range-x-maximum="?f15" draw:handle-range-x-minimum="0"/>
          </draw:enhanced-geometry>
        </draw:custom-shape>
        <draw:frame draw:style-name="gr4" draw:text-style-name="P5" draw:layer="layout" svg:width="2.75cm" svg:height="1.073cm" svg:x="18.289cm" svg:y="22.677cm">
          <draw:text-box>
            <text:p><text:span text:style-name="T2">Botón abajo/ arriba</text:span></text:p>
          </draw:text-box>
        </draw:frame>
        <draw:frame draw:style-name="gr37" draw:text-style-name="P7" draw:layer="layout" svg:width="2cm" svg:height="1.573cm" svg:x="20.739cm" svg:y="21.327cm">
          <draw:text-box>
            <text:p text:style-name="P4"><text:span text:style-name="T2">- Enter</text:span></text:p>
            <text:p text:style-name="P4"><text:span text:style-name="T2"/></text:p>
          </draw:text-box>
        </draw:frame>
        <draw:frame draw:style-name="gr38" draw:text-style-name="P7" draw:layer="layout" svg:width="3.09cm" svg:height="1.895cm" svg:x="23.239cm" svg:y="21.65cm">
          <draw:text-box>
            <text:p text:style-name="P4"><text:span text:style-name="T2">- Enter</text:span></text:p>
            <text:p text:style-name="P4"><text:span text:style-name="T2">- Cursor en Ref. Lugar</text:span></text:p>
            <text:p text:style-name="P4"><text:span text:style-name="T3">- </text:span><text:span text:style-name="T2">E.A Ajustes</text:span></text:p>
          </draw:text-box>
        </draw:frame>
        <draw:custom-shape draw:name="right-arrow 13" draw:style-name="gr39" draw:text-style-name="P6" draw:layer="layout" svg:width="13.187cm" svg:height="0.676cm" draw:transform="skewX (-0.0178023583703422) rotate (-1.36100775070518) translate (22.528cm 10.45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ight-arrow 12" draw:style-name="gr40" draw:text-style-name="P6" draw:layer="layout" svg:width="13.37cm" svg:height="0.677cm" draw:transform="skewX (-0.0162315620435473) rotate (-1.36100775070518) translate (23.234cm 10.723cm)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Process 8" draw:style-name="gr41" draw:text-style-name="P2" draw:layer="layout" svg:width="4cm" svg:height="2cm" svg:x="19.489cm" svg:y="13.4cm">
          <text:p text:style-name="P1"><text:span text:style-name="T1">Config. Fecha/ Hor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curved-left-arrow 8" draw:style-name="gr42" draw:text-style-name="P3" draw:layer="layout" svg:width="1.302cm" svg:height="2.134cm" draw:transform="rotate (0.494975375865592) translate (18.139cm 13.118cm)">
          <text:p/>
          <draw:enhanced-geometry draw:mirror-horizontal="tru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range-y-maximum="?f2" draw:handle-position="?f32 ?f24" draw:handle-range-y-minimum="0"/>
            <draw:handle draw:handle-range-y-maximum="?f1" draw:handle-position="?f42 ?f28" draw:handle-range-y-minimum="0"/>
            <draw:handle draw:handle-position="?f32 ?f43" draw:handle-range-x-maximum="?f15" draw:handle-range-x-minimum="0"/>
          </draw:enhanced-geometry>
        </draw:custom-shape>
        <draw:frame draw:style-name="gr4" draw:text-style-name="P5" draw:layer="layout" svg:width="2.75cm" svg:height="1.073cm" svg:x="17.689cm" svg:y="12.177cm">
          <draw:text-box>
            <text:p><text:span text:style-name="T2">Botón abajo/ arriba</text:span></text:p>
          </draw:text-box>
        </draw:frame>
        <draw:frame draw:style-name="gr43" draw:text-style-name="P7" draw:layer="layout" svg:width="2cm" svg:height="1.073cm" svg:x="19.089cm" svg:y="10.827cm">
          <draw:text-box>
            <text:p text:style-name="P4"><text:span text:style-name="T2">- Enter</text:span></text:p>
            <text:p text:style-name="P4"><text:span text:style-name="T2"/></text:p>
          </draw:text-box>
        </draw:frame>
        <draw:frame draw:style-name="gr44" draw:text-style-name="P7" draw:layer="layout" svg:width="3.09cm" svg:height="2.306cm" svg:x="21.899cm" svg:y="10.65cm">
          <draw:text-box>
            <text:p text:style-name="P4"><text:span text:style-name="T2">- Enter</text:span></text:p>
            <text:p text:style-name="P4"><text:span text:style-name="T2">- Cursor en Config. Fecha/ Hora</text:span></text:p>
            <text:p text:style-name="P4"><text:span text:style-name="T3">- </text:span><text:span text:style-name="T2">E.A Ajustes</text:span></text:p>
          </draw:text-box>
        </draw:frame>
        <draw:custom-shape draw:name="right-arrow 14" draw:style-name="gr45" draw:text-style-name="P6" draw:layer="layout" svg:width="2.48cm" svg:height="0.677cm" draw:transform="skewX (-0.0178023583703422) rotate (-1.56730566829091) translate (21.122cm 10.63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ight-arrow 15" draw:style-name="gr46" draw:text-style-name="P6" draw:layer="layout" svg:width="2.532cm" svg:height="0.678cm" draw:transform="skewX (-0.0162315620435473) rotate (-1.56730566829091) translate (21.977cm 10.652cm)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Process 9" draw:style-name="gr47" draw:text-style-name="P2" draw:layer="layout" svg:width="3cm" svg:height="2cm" svg:x="15.409cm" svg:y="19.25cm">
          <text:p text:style-name="P1"><text:span text:style-name="T1">Config. Buzz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curved-left-arrow 9" draw:style-name="gr48" draw:text-style-name="P3" draw:layer="layout" svg:width="1.302cm" svg:height="2.134cm" draw:transform="rotate (0.494975375865592) translate (13.999cm 18.868cm)">
          <text:p/>
          <draw:enhanced-geometry draw:mirror-horizontal="tru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range-y-maximum="?f2" draw:handle-position="?f32 ?f24" draw:handle-range-y-minimum="0"/>
            <draw:handle draw:handle-range-y-maximum="?f1" draw:handle-position="?f42 ?f28" draw:handle-range-y-minimum="0"/>
            <draw:handle draw:handle-position="?f32 ?f43" draw:handle-range-x-maximum="?f15" draw:handle-range-x-minimum="0"/>
          </draw:enhanced-geometry>
        </draw:custom-shape>
        <draw:frame draw:style-name="gr4" draw:text-style-name="P5" draw:layer="layout" svg:width="2.75cm" svg:height="1.073cm" svg:x="14.099cm" svg:y="17.719cm">
          <draw:text-box>
            <text:p><text:span text:style-name="T2">Botón abajo/ arriba</text:span></text:p>
          </draw:text-box>
        </draw:frame>
        <draw:frame draw:style-name="gr49" draw:text-style-name="P7" draw:layer="layout" svg:width="3.25cm" svg:height="1.484cm" svg:x="14cm" svg:y="16cm">
          <draw:text-box>
            <text:p text:style-name="P4"><text:span text:style-name="T2">- Enter</text:span></text:p>
            <text:p text:style-name="P4"><text:span text:style-name="T2">- Cursor Atrás</text:span></text:p>
            <text:p text:style-name="P4"><text:span text:style-name="T2"/></text:p>
          </draw:text-box>
        </draw:frame>
        <draw:frame draw:style-name="gr50" draw:text-style-name="P7" draw:layer="layout" svg:width="3.09cm" svg:height="1.895cm" svg:x="17.75cm" svg:y="16cm">
          <draw:text-box>
            <text:p text:style-name="P4"><text:span text:style-name="T2">- Enter</text:span></text:p>
            <text:p text:style-name="P4"><text:span text:style-name="T2">- Cursor en Config. Buzzer</text:span></text:p>
            <text:p text:style-name="P4"><text:span text:style-name="T3">- </text:span><text:span text:style-name="T2">E.A Ajustes</text:span></text:p>
          </draw:text-box>
        </draw:frame>
        <draw:custom-shape draw:name="Process 10" draw:style-name="gr51" draw:text-style-name="P2" draw:layer="layout" svg:width="3cm" svg:height="2cm" svg:x="11.639cm" svg:y="9.6cm">
          <text:p text:style-name="P1"><text:span text:style-name="T1">Medició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2" draw:text-style-name="P7" draw:layer="layout" svg:width="3.5cm" svg:height="1.073cm" svg:x="10.489cm" svg:y="6.9cm">
          <draw:text-box>
            <text:p text:style-name="P4"><text:span text:style-name="T2">- Enter</text:span></text:p>
            <text:p text:style-name="P4"><text:span text:style-name="T2">- Cursor Atras</text:span></text:p>
          </draw:text-box>
        </draw:frame>
        <draw:frame draw:style-name="gr53" draw:text-style-name="P7" draw:layer="layout" svg:width="3.5cm" svg:height="1.073cm" svg:x="14.239cm" svg:y="7.327cm">
          <draw:text-box>
            <text:p text:style-name="P4"><text:span text:style-name="T2">- Enter</text:span></text:p>
            <text:p text:style-name="P4"><text:span text:style-name="T2">- Cursor Medición</text:span></text:p>
          </draw:text-box>
        </draw:frame>
        <draw:custom-shape draw:name="curved-left-arrow 10" draw:style-name="gr54" draw:text-style-name="P3" draw:layer="layout" svg:width="1.302cm" svg:height="2.134cm" draw:transform="rotate (0.494975375865592) translate (10.238cm 9.299cm)">
          <text:p/>
          <draw:enhanced-geometry draw:mirror-horizontal="tru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range-y-maximum="?f2" draw:handle-position="?f32 ?f24" draw:handle-range-y-minimum="0"/>
            <draw:handle draw:handle-range-y-maximum="?f1" draw:handle-position="?f42 ?f28" draw:handle-range-y-minimum="0"/>
            <draw:handle draw:handle-position="?f32 ?f43" draw:handle-range-x-maximum="?f15" draw:handle-range-x-minimum="0"/>
          </draw:enhanced-geometry>
        </draw:custom-shape>
        <draw:frame draw:style-name="gr4" draw:text-style-name="P5" draw:layer="layout" svg:width="2.75cm" svg:height="1.073cm" svg:x="8.239cm" svg:y="9.9cm">
          <draw:text-box>
            <text:p><text:span text:style-name="T2">Botón abajo/ arriba</text:span></text:p>
          </draw:text-box>
        </draw:frame>
        <draw:custom-shape draw:name="right-arrow 19" draw:style-name="gr55" draw:text-style-name="P6" draw:layer="layout" svg:width="1.54cm" svg:height="0.678cm" draw:transform="skewX (-0.0162315620435473) rotate (-1.56730566829091) translate (13.641cm 11.847cm)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frame draw:style-name="gr56" draw:text-style-name="P7" draw:layer="layout" svg:width="3.09cm" svg:height="1.895cm" svg:x="13.649cm" svg:y="11.65cm">
          <draw:text-box>
            <text:p text:style-name="P4"><text:span text:style-name="T2">- Enter</text:span></text:p>
            <text:p text:style-name="P4"><text:span text:style-name="T2">- Cursor en Inicio</text:span></text:p>
            <text:p text:style-name="P4"><text:span text:style-name="T3">- </text:span><text:span text:style-name="T2">E.A Medición</text:span></text:p>
          </draw:text-box>
        </draw:frame>
        <draw:custom-shape draw:name="Process 11" draw:style-name="gr57" draw:text-style-name="P2" draw:layer="layout" svg:width="3cm" svg:height="2cm" svg:x="11.739cm" svg:y="13.65cm">
          <text:p text:style-name="P1"><text:span text:style-name="T1">Inici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curved-left-arrow 11" draw:style-name="gr58" draw:text-style-name="P3" draw:layer="layout" svg:width="1.302cm" svg:height="2.134cm" draw:transform="rotate (0.494975375865592) translate (10.238cm 13.268cm)">
          <text:p/>
          <draw:enhanced-geometry draw:mirror-horizontal="tru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range-y-maximum="?f2" draw:handle-position="?f32 ?f24" draw:handle-range-y-minimum="0"/>
            <draw:handle draw:handle-range-y-maximum="?f1" draw:handle-position="?f42 ?f28" draw:handle-range-y-minimum="0"/>
            <draw:handle draw:handle-position="?f32 ?f43" draw:handle-range-x-maximum="?f15" draw:handle-range-x-minimum="0"/>
          </draw:enhanced-geometry>
        </draw:custom-shape>
        <draw:frame draw:style-name="gr4" draw:text-style-name="P5" draw:layer="layout" svg:width="2.75cm" svg:height="1.073cm" svg:x="9.239cm" svg:y="13.077cm">
          <draw:text-box>
            <text:p><text:span text:style-name="T2">Periodo</text:span></text:p>
          </draw:text-box>
        </draw:frame>
        <draw:custom-shape draw:name="right-arrow 21" draw:style-name="gr59" draw:text-style-name="P6" draw:layer="layout" svg:width="3.072cm" svg:height="0.678cm" draw:transform="rotate (-1.96314634264322) translate (8.999cm 7.02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Process 12" draw:style-name="gr60" draw:text-style-name="P2" draw:layer="layout" svg:width="3.889cm" svg:height="2cm" svg:x="3.25cm" svg:y="8.717cm">
          <text:p text:style-name="P1"><text:span text:style-name="T1">Ultimas Medicion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right-arrow 22" draw:style-name="gr61" draw:text-style-name="P6" draw:layer="layout" svg:width="2.011cm" svg:height="0.677cm" draw:transform="rotate (-1.96314634264322) translate (8.338cm 6.906cm)">
          <text:p/>
          <draw:enhanced-geometry draw:mirror-horizontal="tru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frame draw:style-name="gr62" draw:text-style-name="P7" draw:layer="layout" svg:width="3.5cm" svg:height="1.073cm" svg:x="4.589cm" svg:y="7.194cm">
          <draw:text-box>
            <text:p text:style-name="P4"><text:span text:style-name="T2">- Enter</text:span></text:p>
            <text:p text:style-name="P4"><text:span text:style-name="T2">- Cursor Atras</text:span></text:p>
          </draw:text-box>
        </draw:frame>
        <draw:frame draw:style-name="gr63" draw:text-style-name="P7" draw:layer="layout" svg:width="3.5cm" svg:height="1.484cm" svg:x="8.239cm" svg:y="7.694cm">
          <draw:text-box>
            <text:p text:style-name="P4"><text:span text:style-name="T2">- Enter</text:span></text:p>
            <text:p text:style-name="P4"><text:span text:style-name="T2">- Cursor Ultimas Mediciones</text:span></text:p>
          </draw:text-box>
        </draw:frame>
        <draw:custom-shape draw:name="curved-left-arrow 12" draw:style-name="gr64" draw:text-style-name="P3" draw:layer="layout" svg:width="1.302cm" svg:height="2.134cm" draw:transform="rotate (0.494975375865592) translate (1.749cm 8.368cm)">
          <text:p/>
          <draw:enhanced-geometry draw:mirror-horizontal="tru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range-y-maximum="?f2" draw:handle-position="?f32 ?f24" draw:handle-range-y-minimum="0"/>
            <draw:handle draw:handle-range-y-maximum="?f1" draw:handle-position="?f42 ?f28" draw:handle-range-y-minimum="0"/>
            <draw:handle draw:handle-position="?f32 ?f43" draw:handle-range-x-maximum="?f15" draw:handle-range-x-minimum="0"/>
          </draw:enhanced-geometry>
        </draw:custom-shape>
        <draw:frame draw:style-name="gr4" draw:text-style-name="P5" draw:layer="layout" svg:width="2.75cm" svg:height="1.073cm" svg:x="1cm" svg:y="7.5cm">
          <draw:text-box>
            <text:p><text:span text:style-name="T2">Botón abajo/ arriba</text:span></text:p>
          </draw:text-box>
        </draw:frame>
        <draw:custom-shape draw:name="right-arrow 3" draw:style-name="gr65" draw:text-style-name="P6" draw:layer="layout" svg:width="2.74cm" svg:height="0.677cm" draw:transform="skewX (-0.0178023583703422) rotate (-1.56730566829091) translate (13.666cm 6.646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ight-arrow 18" draw:style-name="gr66" draw:text-style-name="P6" draw:layer="layout" svg:width="2.74cm" svg:height="0.677cm" draw:transform="skewX (-0.0178023583703422) rotate (-1.56730566829091) translate (14.416cm 6.6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ight-arrow 20" draw:style-name="gr67" draw:text-style-name="P6" draw:layer="layout" svg:width="1.54cm" svg:height="0.678cm" draw:transform="skewX (-0.0162315620435473) rotate (-1.56730566829091) translate (13.992cm 2.5cm)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ight-arrow 23" draw:style-name="gr68" draw:text-style-name="P6" draw:layer="layout" svg:width="1.54cm" svg:height="0.678cm" draw:transform="skewX (-0.0176278254451428) rotate (-1.00914937350312) translate (11.18cm 15.577cm)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Process 13" draw:style-name="gr69" draw:text-style-name="P2" draw:layer="layout" svg:width="4.25cm" svg:height="2cm" svg:x="7.75cm" svg:y="17.25cm">
          <text:p text:style-name="P1"><text:span text:style-name="T1">Confirmar Medició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75cm" svg:height="1.073cm" svg:x="8.239cm" svg:y="9.901cm">
          <draw:text-box>
            <text:p><text:span text:style-name="T2">Botón abajo/ arriba</text:span></text:p>
          </draw:text-box>
        </draw:frame>
        <draw:custom-shape draw:name="curved-left-arrow 13" draw:style-name="gr70" draw:text-style-name="P3" draw:layer="layout" svg:width="1.302cm" svg:height="2.134cm" draw:transform="rotate (0.494975375865592) translate (6.34cm 16.868cm)">
          <text:p/>
          <draw:enhanced-geometry draw:mirror-horizontal="tru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range-y-maximum="?f2" draw:handle-position="?f32 ?f24" draw:handle-range-y-minimum="0"/>
            <draw:handle draw:handle-range-y-maximum="?f1" draw:handle-position="?f42 ?f28" draw:handle-range-y-minimum="0"/>
            <draw:handle draw:handle-position="?f32 ?f43" draw:handle-range-x-maximum="?f15" draw:handle-range-x-minimum="0"/>
          </draw:enhanced-geometry>
        </draw:custom-shape>
        <draw:frame draw:style-name="gr4" draw:text-style-name="P5" draw:layer="layout" svg:width="2.75cm" svg:height="1.073cm" svg:x="5.591cm" svg:y="16cm">
          <draw:text-box>
            <text:p><text:span text:style-name="T2">Botón abajo/ arriba</text:span></text:p>
          </draw:text-box>
        </draw:frame>
        <draw:custom-shape draw:name="right-arrow 16" draw:style-name="gr71" draw:text-style-name="P6" draw:layer="layout" svg:width="8.551cm" svg:height="0.677cm" draw:transform="skewX (-0.0178023583703422) rotate (-1.56730566829091) translate (17.113cm 10.441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ight-arrow 17" draw:style-name="gr72" draw:text-style-name="P6" draw:layer="layout" svg:width="8.786cm" svg:height="0.678cm" draw:transform="skewX (-0.0162315620435473) rotate (-1.56730566829091) translate (17.968cm 10.455cm)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7T08:42:08.060000000</meta:creation-date>
    <dc:date>2022-06-28T22:01:50.767000000</dc:date>
    <meta:editing-duration>PT1H17M21S</meta:editing-duration>
    <meta:editing-cycles>23</meta:editing-cycles>
    <meta:generator>LibreOffice/7.3.4.2$Windows_X86_64 LibreOffice_project/728fec16bd5f605073805c3c9e7c4212a0120dc5</meta:generator>
    <meta:document-statistic meta:object-count="85"/>
  </office:meta>
</office:document-meta>
</file>